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7"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009900"/>
    </style:style>
    <style:style style:name="T3"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8"/>
        <text:p text:style-name="P10">#2.1</text:p>
        <text:p text:style-name="P5"><text:s/>The worldwide transition to renewable energy gives plasma processes a clean electricity source,</text:p>
        <text:p text:style-name="P5"/>
        <text:p text:style-name="P5"><text:s/>and due to their high <office:annotation office:name="__Annotation__30183_1738740099"><dc:creator>iwabuchi ken</dc:creator><dc:date>2020-07-05T18:19:17.66</dc:date><text:p text:style-name="P18"><text:span text:style-name="T3">:d-1</text:span></text:p><text:p text:style-name="P18"><text:span text:style-name="T3">https://www.uniper.energy/enerlytics/set-up-running/implementation/architecture</text:span></text:p></office:annotation>operation flexibility<office:annotation-end office:name="__Annotation__30183_1738740099"/>,</text:p>
        <text:p text:style-name="P5"/>
        <text:p text:style-name="P5"><text:soft-page-break/><text:s/>plasmas are very suitable for storing this intermittent renewable energy in a chemical form,</text:p>
        <text:p text:style-name="P5"/>
        <text:p text:style-name="P5"><text:s/>i.</text:p>
        <text:p text:style-name="P5"/>
        <text:p text:style-name="P5">e.</text:p>
        <text:p text:style-name="P5"/>
        <text:p text:style-name="P5"><text:s/>as fuels and chemicals.</text:p>
        <text:p text:style-name="P5"/>
        <text:p text:style-name="P2"/>
        <text:p text:style-name="P8"/>
        <text:p text:style-name="P10">#2.2</text:p>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text:soft-page-break/>generations in general.</text:p>
        <text:p text:style-name="P5"/>
        <text:p text:style-name="P5">2–5</text:p>
        <text:p text:style-name="P5"/>
        <text:p text:style-name="P8"/>
        <text:p text:style-name="P10">#2.3</text:p>
        <text:p text:style-name="P5">Therefore,</text:p>
        <text:p text:style-name="P5"/>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text:soft-page-break/>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8"/>
        <text:p text:style-name="P10">#2.4</text:p>
        <text:p text:style-name="P5">Besides the traditional thermal CO2 conversion,</text:p>
        <text:p text:style-name="P5"/>
        <text:p text:style-name="P5"><text:s/>several alternative technologies are being investigated,</text:p>
        <text:p text:style-name="P5"/>
        <text:p text:style-name="P5"><text:soft-page-break/><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text:soft-page-break/></text:p>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text:soft-page-break/>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text:soft-page-break/>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text:soft-page-break/>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text:soft-page-break/></text:p>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text:soft-page-break/></text:p>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text:soft-page-break/></text:p>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text:soft-page-break/>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oft-page-break/><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text:soft-page-break/></text:p>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text:soft-page-break/></text:p>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oft-page-break/><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text:soft-page-break/></text:p>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oft-page-break/><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text:soft-page-break/>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text:soft-page-break/>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water–gas shift reaction (the reverse reaction of reaction (5)).</text:p>
        <text:p text:style-name="P1"/>
        <text:p text:style-name="P1"/>
        <text:p text:style-name="P1"/>
        <text:p text:style-name="P1">Nevertheless,</text:p>
        <text:p text:style-name="P1"/>
        <text:p text:style-name="P1"><text:s/>to conclude,</text:p>
        <text:p text:style-name="P1"><text:soft-page-break/></text:p>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oft-page-break/><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oft-page-break/><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text:soft-page-break/>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text:soft-page-break/></text:p>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text:soft-page-break/>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text:soft-page-break/></text:p>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text:soft-page-break/>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text:soft-page-break/>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text:soft-page-break/>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oft-page-break/><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text:soft-page-break/>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text:soft-page-break/>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text:soft-page-break/></text:p>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text:soft-page-break/></text:p>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oft-page-break/><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oft-page-break/><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text:soft-page-break/>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text:soft-page-break/></text:p>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oft-page-break/><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text:soft-page-break/>#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oft-page-break/><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oft-page-break/><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text:soft-page-break/>#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text:soft-page-break/>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text:soft-page-break/></text:p>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text:soft-page-break/></text:p>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text:soft-page-break/>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ft-page-break/><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text:soft-page-break/></text:p>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text:soft-page-break/></text:p>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oft-page-break/><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text:soft-page-break/></text:p>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text:soft-page-break/>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oft-page-break/><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oft-page-break/><text:s/>the combination with catalysis is also highly desirable for plasma technology when targeting the selective production of specific compounds (see Section 4.3). </text:p>
      </text:section>
      <text:p text:style-name="P1"/>
      <text:p text:style-name="P8"/>
      <text:p text:style-name="P11">#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oft-page-break/><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ext:soft-page-break/>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text:soft-page-break/></text:p>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oft-page-break/><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oft-page-break/><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text:soft-page-break/></text:p>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ext:soft-page-break/>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text:soft-page-break/></text:p>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text:soft-page-break/>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text:soft-page-break/>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text:soft-page-break/></text:p>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oft-page-break/><text:s/></text:p>
      </text:section>
      <text:p text:style-name="P1"/>
      <text:p text:style-name="P8"/>
      <text:p text:style-name="P10">#22 ==&gt; DROP</text:p>
      <text:section text:style-name="Sect1" text:name="セクション21">
        <text:p text:style-name="P1"><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text:span text:style-name="T1">power coupling</text:span>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text:soft-page-break/>is applied,</text:p>
        <text:p text:style-name="P1"/>
        <text:p text:style-name="P1"><text:s/>%%<text:span text:style-name="T1">corona discharges</text:span>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text:soft-page-break/>periodically.</text:p>
        <text:p text:style-name="P1"/>
        <text:p text:style-name="P1"><text:s/>Lightning is a typical example of a spark discharge.</text:p>
        <text:p text:style-name="P1"/>
        <text:p text:style-name="P1"/>
        <text:p text:style-name="P8"/>
        <text:p text:style-name="P10">#22.2</text:p>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text:soft-page-break/></text:p>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text:soft-page-break/>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oft-page-break/><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8"/>
        <text:p text:style-name="P10">#23.3.1</text:p>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0">#23.3.2</text:p>
        <text:p text:style-name="P1"/>
        <text:p text:style-name="P1"><text:s/>At this time,</text:p>
        <text:p text:style-name="P1"/>
        <text:p text:style-name="P1"><text:s/>the conversion of CO2 through the <text:soft-page-break/>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8"/>
        <text:p text:style-name="P10">#23.3.3</text:p>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8"/>
        <text:p text:style-name="P10">#23.3.4</text:p>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0">#23.3.5</text:p>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oft-page-break/><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
        <text:p text:style-name="P10">#23.3.6</text:p>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0">#23.3.7</text:p>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text:soft-page-break/>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
        <text:p text:style-name="P8"/>
        <text:p text:style-name="P1"/>
        <text:p text:style-name="P1"><text:s/>or combinations with other technologies,</text:p>
        <text:p text:style-name="P1"/>
        <text:p text:style-name="P1"><text:s/>such as catalysis or %%<text:span text:style-name="T1">SOEC</text:span>,</text:p>
        <text:p text:style-name="P1"/>
        <text:p text:style-name="P1"><text:s/>to further enhance the conversions and yields towards the desired value-added compounds,</text:p>
        <text:p text:style-name="P1"/>
        <text:p text:style-name="P8">@@@</text:p>
        <text:p text:style-name="P10">#23.4.1</text:p>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oft-page-break/><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text:soft-page-break/></text:p>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text:soft-page-break/></text:p>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8"/>
      <text:p text:style-name="P10">#24</text:p>
      <text:section text:style-name="Sect1"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catalysis,</text:p>
        <text:p text:style-name="P1"/>
        <text:p text:style-name="P1"><text:s/>plasma physics and plasma chemistry.</text:p>
        <text:p text:style-name="P1"/>
        <text:p text:style-name="P1"><text:s/>In short,</text:p>
        <text:p text:style-name="P1"/>
        <text:p text:style-name="P1"><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text:soft-page-break/></text:p>
        <text:p text:style-name="P1"><text:s/>we present a brief overview of the different approaches and possible interactions between the plasma and the catalyst.</text:p>
        <text:p text:style-name="P1"/>
        <text:p text:style-name="P1"><text:s/>For more extensive details,</text:p>
        <text:p text:style-name="P1"/>
        <text:p text:style-name="P1"><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
        <text:p text:style-name="P1"><text:s/>16(c)),</text:p>
        <text:p text:style-name="P1"/>
        <text:p text:style-name="P1"><text:s/>the catalyst is placed inside the discharge region.</text:p>
        <text:p text:style-name="P1"/>
        <text:p text:style-name="P1"><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text:soft-page-break/></text:p>
        <text:p text:style-name="P1"><text:s/>including excited species,</text:p>
        <text:p text:style-name="P1"/>
        <text:p text:style-name="P1"><text:s/>radicals,</text:p>
        <text:p text:style-name="P1"/>
        <text:p text:style-name="P1"><text:s/>photons and electrons.</text:p>
        <text:p text:style-name="P1"/>
        <text:p text:style-name="P1"><text:s/>Furthermore,</text:p>
        <text:p text:style-name="P1"/>
        <text:p text:style-name="P1"><text:s/>in this configuration the catalyst may also be influenced by the plasma and vice versa (see below).</text:p>
        <text:p text:style-name="P1"/>
        <text:p text:style-name="P8"/>
        <text:p text:style-name="P10">#24.3</text:p>
        <text:p text:style-name="P1"><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occupying the discharge zone.</text:p>
        <text:p text:style-name="P1"/>
        <text:p text:style-name="P1"><text:s/>The catalyst itself can be introduced in the discharge as pellets,</text:p>
        <text:p text:style-name="P1"/>
        <text:p text:style-name="P1"><text:s/>(fine) powders,</text:p>
        <text:p text:style-name="P1"/>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oft-page-break/><text:s/>due to their low thermal stability.</text:p>
        <text:p text:style-name="P1"/>
        <text:p text:style-name="P1"><text:s/>Finally,</text:p>
        <text:p text:style-name="P1"/>
        <text:p text:style-name="P1"><text:s/>GA discharges have rather complex geometries and the same higher gas temperatures,</text:p>
        <text:p text:style-name="P1"/>
        <text:p text:style-name="P1"><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selectivity,</text:p>
        <text:p text:style-name="P1"/>
        <text:p text:style-name="P1"><text:s/>yield and energy efficiency.</text:p>
        <text:p text:style-name="P1"/>
        <text:p text:style-name="P1"><text:s/>This surplus effect,</text:p>
        <text:p text:style-name="P1"/>
        <text:p text:style-name="P1"><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text:soft-page-break/>responsible for gaining a better energy efficiency,</text:p>
        <text:p text:style-name="P1"/>
        <text:p text:style-name="P1"><text:s/>the chemical effects can lead to an improved selectivity towards the targeted products.</text:p>
        <text:p text:style-name="P1"/>
        <text:p text:style-name="P1"><text:s/>In the case of CO2 splitting,</text:p>
        <text:p text:style-name="P1"/>
        <text:p text:style-name="P1"><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
        <text:p text:style-name="P10">#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of the electric field through the geometric distortion and surface roughness; (ii) the formation of micro-discharges inside the pores of the catalyst material,</text:p>
        <text:p text:style-name="P1"/>
        <text:p text:style-name="P1"><text:s/>due to the very strong electric field 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oft-page-break/><text:s/>a higher catalyst surface area,</text:p>
        <text:p text:style-name="P1"/>
        <text:p text:style-name="P1"><text:s/>a changed catalyst oxidation state,</text:p>
        <text:p text:style-name="P1"/>
        <text:p text:style-name="P1"><text:s/>the reduction of metal oxide catalysts to their metallic form,</text:p>
        <text:p text:style-name="P1"/>
        <text:p text:style-name="P1"><text:s/>reduced coke formation on the surface 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8"/>
      <text:p text:style-name="P10">#24.7</text:p>
      <text:section text:style-name="Sect1" text:name="セクション24">
        <text:p text:style-name="P1">While the physical effects have been more extensively studied,</text:p>
        <text:p text:style-name="P1"/>
        <text:p text:style-name="P1"><text:s/>such as the plasma behaviour in packed-bed DBD reactors108 or inside catalyst pores,</text:p>
        <text:p text:style-name="P1"/>
        <text:p text:style-name="P1">109 the chemical effects are less understood,</text:p>
        <text:p text:style-name="P1"/>
        <text:p text:style-name="P1"><text:s/>mainly because they are often correlated with the physical effects.</text:p>
        <text:p text:style-name="P1"/>
        <text:p text:style-name="P1"><text:s/>Indeed,</text:p>
        <text:p text:style-name="P1"/>
        <text:p text:style-name="P1"><text:s/>in a DBD,</text:p>
        <text:p text:style-name="P1"/>
        <text:p text:style-name="P1"><text:s/>the catalyst is mostly introduced as a packed bed,</text:p>
        <text:p text:style-name="P1"/>
        <text:p text:style-name="P1"><text:s/>making it difficult to distinguish between the two effects.</text:p>
        <text:p text:style-name="P1"/>
        <text:p text:style-name="P1"><text:s/>Hence,</text:p>
        <text:p text:style-name="P1"/>
        <text:p text:style-name="P1"><text:s/>more systematic studies on both the physical and chemical effects of the catalyst material are highly needed.</text:p>
        <text:p text:style-name="P1"/>
        <text:p text:style-name="P1">102 Furthermore,</text:p>
        <text:p text:style-name="P1"/>
        <text:p text:style-name="P1"><text:s/>as summarized in Fig.</text:p>
        <text:p text:style-name="P1"/>
        <text:p text:style-name="P1"><text:s/>19, the plasma and catalyst both have an influence on the gas composition,</text:p>
        <text:p text:style-name="P1"/>
        <text:p text:style-name="P1"><text:s/>and at the same time the plasma influences the catalyst properties and vice versa,</text:p>
        <text:p text:style-name="P1"/>
        <text:p text:style-name="P1"><text:s/>as mentioned above.</text:p>
        <text:p text:style-name="P1"/>
        <text:p text:style-name="P1"><text:soft-page-break/><text:s/>Therefore,</text:p>
        <text:p text:style-name="P1"/>
        <text:p text:style-name="P1"><text:s/>both the gas composition and the plasma and catalyst properties continuously influence each other,</text:p>
        <text:p text:style-name="P1"/>
        <text:p text:style-name="P1"><text:s/>and at the same time are influenced by the plasma chemistry and surface chemistry.</text:p>
        <text:p text:style-name="P1"/>
        <text:p text:style-name="P1"><text:s/>Thus,</text:p>
        <text:p text:style-name="P1"/>
        <text:p text:style-name="P1"><text:s/>it is recommended to develop tailored catalysts for plasma-catalysis,</text:p>
        <text:p text:style-name="P1"/>
        <text:p text:style-name="P1"><text:s/>rather than simply relying on classical catalysts.</text:p>
        <text:p text:style-name="P1"/>
        <text:p text:style-name="P1"><text:s/>This is discussed further in Section 5. </text:p>
        <text:p text:style-name="P1"/>
        <text:p text:style-name="P1">Finally,</text:p>
        <text:p text:style-name="P1"/>
        <text:p text:style-name="P1"><text:s/>it is worth mentioning that besides CO2 conversion,</text:p>
        <text:p text:style-name="P1"/>
        <text:p text:style-name="P1"><text:s/>the combination of plasma with catalysts is also promising for nanomaterial synthesis,</text:p>
        <text:p text:style-name="P1"/>
        <text:p text:style-name="P1"><text:s/>such as for the growth of carbon nanotubes,</text:p>
        <text:p text:style-name="P1"/>
        <text:p text:style-name="P1"><text:s/>nanofibres,</text:p>
        <text:p text:style-name="P1"/>
        <text:p text:style-name="P1"><text:s/>and graphene.</text:p>
        <text:p text:style-name="P1"/>
        <text:p text:style-name="P1"><text:s/>To date,</text:p>
        <text:p text:style-name="P1"/>
        <text:p text:style-name="P1"><text:s/>research on this topic has been mainly focused on pure methane plasmas,</text:p>
        <text:p text:style-name="P1"/>
        <text:p text:style-name="P1"><text:s/>instead of CO2 plasmas.</text:p>
        <text:p text:style-name="P1"/>
        <text:p text:style-name="P1"><text:s/>This is,</text:p>
        <text:p text:style-name="P1"/>
        <text:p text:style-name="P1"><text:s/>however,</text:p>
        <text:p text:style-name="P1"/>
        <text:p text:style-name="P1"><text:s/>outside the scope of the present review,</text:p>
        <text:p text:style-name="P1"/>
        <text:p text:style-name="P1"><text:s/>but we refer to another recent review paper,</text:p>
        <text:p text:style-name="P1"/>
        <text:p text:style-name="P1"><text:s/>where these applications are discussed in detail.</text:p>
        <text:p text:style-name="P1"/>
        <text:p text:style-name="P1">102</text:p>
      </text:section>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text:soft-page-break/></text:p>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7-18T18:24:05.70</dc:date>
    <dc:creator>iwabuchi ken</dc:creator>
    <meta:editing-duration>PT14H35M56S</meta:editing-duration>
    <meta:editing-cycles>139</meta:editing-cycles>
    <meta:generator>OpenOffice/4.1.3$Win32 OpenOffice.org_project/413m1$Build-9783</meta:generator>
    <meta:document-statistic meta:table-count="2" meta:image-count="0" meta:object-count="0" meta:page-count="88" meta:paragraph-count="2072" meta:word-count="17964" meta:character-count="115917"/>
  </office:meta>
</office:document-meta>
</file>